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center" draw:textarea-vertical-align="middle" draw:fit-to-size="true"/>
    </style:style>
    <style:style style:name="gr2" style:family="graphic" style:parent-style-name="standard">
      <style:graphic-properties draw:fill-color="#ffcc99" draw:textarea-horizontal-align="center" draw:textarea-vertical-align="middle" draw:fit-to-size="true"/>
    </style:style>
    <style:style style:name="gr3" style:family="graphic" style:parent-style-name="standard">
      <style:graphic-properties draw:fill-color="#008000" draw:textarea-horizontal-align="center" draw:textarea-vertical-align="middle" draw:fit-to-size="true"/>
    </style:style>
    <style:style style:name="gr4" style:family="graphic" style:parent-style-name="standard">
      <style:graphic-properties draw:fill-color="#e6e6e6" draw:textarea-horizontal-align="center" draw:textarea-vertical-align="middle" draw:fit-to-size="tru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color="#aecf00" draw:textarea-vertical-align="middle" draw:auto-grow-height="false" fo:min-height="0.749cm" fo:min-width="0.499cm"/>
    </style:style>
    <style:style style:name="gr7" style:family="graphic" style:parent-style-name="standard">
      <style:graphic-properties draw:fill-color="#aecf00" draw:textarea-horizontal-align="justify" draw:textarea-vertical-align="middle" draw:auto-grow-height="false"/>
    </style:style>
    <style:style style:name="gr8" style:family="graphic">
      <style:graphic-properties style:protect="size"/>
    </style:style>
    <style:style style:name="gr9" style:family="graphic" style:parent-style-name="standard">
      <style:graphic-properties draw:fill-color="#ffffcc" draw:textarea-horizontal-align="center" draw:textarea-vertical-align="middle" draw:fit-to-size="true"/>
    </style:style>
    <style:style style:name="gr10" style:family="graphic" style:parent-style-name="standard">
      <style:graphic-properties draw:fill-color="#dc2300" draw:opacity="100%" draw:textarea-horizontal-align="center" draw:textarea-vertical-align="middle" draw:shadow-opacity="100%"/>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fill-color="#ffffcc" draw:textarea-horizontal-align="center" draw:textarea-vertical-align="middle"/>
    </style:style>
    <style:style style:name="gr13" style:family="graphic" style:parent-style-name="standard">
      <style:graphic-properties draw:fill-color="#ffd320" draw:textarea-horizontal-align="center" draw:textarea-vertical-align="middle"/>
    </style:style>
    <style:style style:name="gr14" style:family="graphic" style:parent-style-name="standard">
      <style:graphic-properties draw:fill-color="#e6e6e6" draw:textarea-horizontal-align="center" draw:textarea-vertical-align="middle"/>
    </style:style>
    <style:style style:name="pr1" style:family="presentation" style:parent-style-name="Default-title">
      <style:graphic-properties fo:min-height="3.256cm"/>
    </style:style>
    <style:style style:name="pr2" style:family="presentation" style:parent-style-name="Default-notes">
      <style:graphic-properties draw:fill-color="#ffffff" draw:auto-grow-height="true" fo:min-height="13.365cm"/>
    </style:style>
    <style:style style:name="pr3" style:family="presentation" style:parent-style-name="Default-notes">
      <style:graphic-properties draw:fill-color="#ffffff" fo:min-height="13.114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1" style:family="paragraph">
      <style:text-properties fo:font-size="60pt" style:font-size-asian="60pt" style:font-size-complex="60pt"/>
    </style:style>
    <style:style style:name="P2" style:family="paragraph">
      <style:paragraph-properties fo:text-align="center"/>
    </style:style>
    <style:style style:name="P3" style:family="paragraph">
      <style:paragraph-properties fo:text-align="center"/>
      <style:text-properties fo:font-size="8pt" style:font-size-asian="8pt" style:font-size-complex="8pt"/>
    </style:style>
    <style:style style:name="P4" style:family="paragraph">
      <style:paragraph-properties fo:text-align="center"/>
      <style:text-properties fo:font-size="24pt" style:font-size-asian="24pt" style:font-size-complex="24pt"/>
    </style:style>
    <style:style style:name="P5" style:family="paragraph">
      <style:text-properties fo:font-size="20pt"/>
    </style:style>
    <style:style style:name="T1" style:family="text">
      <style:text-properties fo:font-size="60pt" style:font-size-asian="60pt" style:font-size-complex="60pt"/>
    </style:style>
    <style:style style:name="T2" style:family="text">
      <style:text-properties fo:font-size="8pt" style:font-size-asian="8pt" style:font-size-complex="8pt"/>
    </style:style>
    <style:style style:name="T3"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256cm" svg:x="1.4cm" svg:y="0.962cm" presentation:class="title" presentation:user-transformed="true">
          <draw:text-box>
            <text:p><text:span text:style-name="T1">NPG Pipeline Overview</text:span></text:p>
          </draw:text-box>
        </draw:frame>
        <draw:rect draw:style-name="gr1" draw:text-style-name="P3" draw:id="id1" draw:layer="layout" svg:width="11.5cm" svg:height="2.5cm" svg:x="3cm" svg:y="4cm">
          <text:p text:style-name="P2"><text:span text:style-name="T2">analyse_RTA</text:span></text:p>
        </draw:rect>
        <draw:rect draw:style-name="gr1" draw:text-style-name="P3" draw:layer="layout" svg:width="6cm" svg:height="2.5cm" svg:x="18.5cm" svg:y="4cm">
          <text:p text:style-name="P2"><text:span text:style-name="T2">PB_cal</text:span></text:p>
        </draw:rect>
        <draw:rect draw:style-name="gr2" draw:text-style-name="P3" draw:layer="layout" svg:width="11.5cm" svg:height="3cm" svg:x="8.5cm" svg:y="7.5cm">
          <text:p text:style-name="P2"><text:span text:style-name="T2">post_qseq</text:span></text:p>
        </draw:rect>
        <draw:rect draw:style-name="gr3" draw:text-style-name="P3" draw:layer="layout" svg:width="13cm" svg:height="2.5cm" svg:x="8cm" svg:y="16.5cm">
          <text:p text:style-name="P2"><text:span text:style-name="T2">post_qc_review</text:span></text:p>
        </draw:rect>
        <draw:rect draw:style-name="gr4" draw:text-style-name="P3" draw:layer="layout" svg:width="11.5cm" svg:height="2.5cm" svg:x="8.5cm" svg:y="12cm">
          <text:p text:style-name="P2"><text:span text:style-name="T2">manual qc</text:span></text:p>
        </draw:rect>
        <draw:connector draw:style-name="gr5" draw:text-style-name="P2" draw:layer="layout" svg:x1="14.5cm" svg:y1="5.25cm" svg:x2="14.5cm" svg:y2="5.25cm" draw:start-shape="id1" draw:end-shape="id1" svg:d="">
          <text:p/>
        </draw:connector>
        <draw:custom-shape draw:style-name="gr6" draw:text-style-name="P2" draw:layer="layout" svg:width="2.5cm" svg:height="3cm" svg:x="5.5cm" svg:y="7cm">
          <text:p/>
          <draw:enhanced-geometry svg:viewBox="0 0 841 854" draw:mirror-horizontal="false" draw:mirror-vertical="false" draw:type="non-primitive" draw:enhanced-path="M 517 247 L 517 415 264 415 264 0 0 0 0 680 517 680 517 854 841 547 517 247 Z N"/>
        </draw:custom-shape>
        <draw:custom-shape draw:style-name="gr6" draw:text-style-name="P2" draw:layer="layout" svg:width="2.5cm" svg:height="3cm" svg:x="20.5cm" svg:y="7cm">
          <text:p/>
          <draw:enhanced-geometry svg:viewBox="0 0 841 854" draw:mirror-horizontal="true" draw:mirror-vertical="false" draw:type="non-primitive" draw:enhanced-path="M 517 247 L 517 415 264 415 264 0 0 0 0 680 517 680 517 854 841 547 517 247 Z N"/>
        </draw:custom-shape>
        <draw:custom-shape draw:style-name="gr7" draw:text-style-name="P2" draw:layer="layout" svg:width="1.5cm" svg:height="1.5cm" svg:x="13.5cm" svg:y="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1.5cm" svg:height="2cm" svg:x="13.5cm" svg:y="1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8"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user-transformed="true">
          <draw:text-box>
            <text:p><text:span text:style-name="T1">analyse_RTA</text:span></text:p>
          </draw:text-box>
        </draw:frame>
        <draw:rect draw:style-name="gr1" draw:text-style-name="P3" draw:layer="layout" svg:width="13.5cm" svg:height="2.5cm" svg:x="1.5cm" svg:y="5cm">
          <text:p text:style-name="P2"><text:span text:style-name="T2">OLB(Bustard) to create qseq</text:span></text:p>
        </draw:rect>
        <draw:rect draw:style-name="gr9" draw:text-style-name="P3" draw:layer="layout" svg:width="11.5cm" svg:height="2.5cm" svg:x="8.5cm" svg:y="10.5cm">
          <text:p text:style-name="P2"><text:span text:style-name="T2">demultiplex</text:span></text:p>
        </draw:rect>
        <draw:rect draw:style-name="gr2" draw:text-style-name="P3" draw:layer="layout" svg:width="13.5cm" svg:height="2.5cm" svg:x="13cm" svg:y="16cm">
          <text:p text:style-name="P2"><text:span text:style-name="T2">CASAVA(Gerald) Recalibration</text:span></text:p>
        </draw:rect>
        <draw:custom-shape draw:style-name="gr6" draw:text-style-name="P2" draw:layer="layout" svg:width="4cm" svg:height="5cm" svg:x="3.5cm" svg:y="8.5cm">
          <text:p/>
          <draw:enhanced-geometry svg:viewBox="0 0 841 854" draw:mirror-horizontal="false" draw:mirror-vertical="false" draw:type="non-primitive" draw:enhanced-path="M 517 247 L 517 415 264 415 264 0 0 0 0 680 517 680 517 854 841 547 517 247 Z N"/>
        </draw:custom-shape>
        <draw:custom-shape draw:style-name="gr6" draw:text-style-name="P2" draw:layer="layout" svg:width="4cm" svg:height="4cm" svg:x="8.5cm" svg:y="14.5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8" draw:layer="layout" svg:width="14.848cm" svg:height="11.136cm" svg:x="3.075cm" svg:y="2.257cm" draw:page-number="2" presentation:class="page"/>
          <draw:frame presentation:style-name="pr3" draw:layer="layout" svg:width="16.799cm" svg:height="13.11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1">PB_cal</text:span></text:p>
          </draw:text-box>
        </draw:frame>
        <draw:rect draw:style-name="gr1" draw:text-style-name="P3" draw:layer="layout" svg:width="14.5cm" svg:height="2.5cm" svg:x="7cm" svg:y="5cm">
          <text:p text:style-name="P2"><text:span text:style-name="T2">OLB(bcl2qseq) to create qseq</text:span></text:p>
        </draw:rect>
        <draw:rect draw:style-name="gr9" draw:text-style-name="P3" draw:layer="layout" svg:width="11.5cm" svg:height="2.5cm" svg:x="8.5cm" svg:y="10.5cm">
          <text:p text:style-name="P2"><text:span text:style-name="T2">demultiplex</text:span></text:p>
        </draw:rect>
        <draw:rect draw:style-name="gr2" draw:text-style-name="P3" draw:layer="layout" svg:width="12cm" svg:height="2.5cm" svg:x="14.5cm" svg:y="16cm">
          <text:p text:style-name="P2"><text:span text:style-name="T2">PB_cal lane recalibration</text:span></text:p>
        </draw:rect>
        <draw:rect draw:style-name="gr2" draw:text-style-name="P3" draw:layer="layout" svg:width="10cm" svg:height="2.5cm" svg:x="2cm" svg:y="16cm">
          <text:p text:style-name="P2"><text:span text:style-name="T2">No recalibration</text:span></text:p>
        </draw:rect>
        <draw:custom-shape draw:style-name="gr7" draw:text-style-name="P2" draw:layer="layout" svg:width="3.5cm" svg:height="2.5cm" svg:x="12.5cm" svg:y="7.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2.5cm" svg:height="2.5cm" svg:x="9cm" svg:y="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3cm" svg:height="2.5cm" svg:x="16.5cm" svg:y="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8" draw:layer="layout" svg:width="14.848cm" svg:height="11.136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rect draw:style-name="gr10" draw:text-style-name="P2" draw:layer="layout" svg:width="27cm" svg:height="4.5cm" svg:x="0.5cm" svg:y="13.5cm">
          <text:p/>
        </draw:rect>
        <draw:frame presentation:style-name="pr1" draw:text-style-name="P1" draw:layer="layout" svg:width="25.199cm" svg:height="3.256cm" svg:x="1.4cm" svg:y="0.962cm" presentation:class="title" presentation:user-transformed="true">
          <draw:text-box>
            <text:p><text:span text:style-name="T1">post_qseq</text:span></text:p>
          </draw:text-box>
        </draw:frame>
        <draw:rect draw:style-name="gr11" draw:text-style-name="P4" draw:layer="layout" svg:width="9.5cm" svg:height="3cm" svg:x="2cm" svg:y="4.5cm">
          <text:p text:style-name="P2"><text:span text:style-name="T3">Produce per lane fastq</text:span></text:p>
          <text:p text:style-name="P2"><text:span text:style-name="T3">(qseq2fastq.pl)</text:span></text:p>
        </draw:rect>
        <draw:rect draw:style-name="gr11" draw:text-style-name="P4" draw:layer="layout" svg:width="12cm" svg:height="3cm" svg:x="15cm" svg:y="4.5cm">
          <text:p text:style-name="P2"><text:span text:style-name="T3">Produce per lane srf</text:span></text:p>
          <text:p text:style-name="P2"><text:span text:style-name="T3">(illumina2srf &amp; srf_index_hash)</text:span></text:p>
        </draw:rect>
        <draw:rect draw:style-name="gr12" draw:text-style-name="P4" draw:layer="layout" svg:width="11.5cm" svg:height="1.5cm" svg:x="8cm" svg:y="8.5cm">
          <text:p text:style-name="P2"><text:span text:style-name="T3">Split out nonconsented data</text:span></text:p>
        </draw:rect>
        <draw:rect draw:style-name="gr12" draw:text-style-name="P4" draw:layer="layout" svg:width="11.5cm" svg:height="1.5cm" svg:x="8cm" svg:y="11cm">
          <text:p text:style-name="P2"><text:span text:style-name="T3">Split fastqs by multiplex tag</text:span></text:p>
        </draw:rect>
        <draw:rect draw:style-name="gr13" draw:text-style-name="P4" draw:layer="layout" svg:width="4cm" svg:height="2.5cm" svg:x="1cm" svg:y="14.5cm">
          <text:p text:style-name="P2"><text:span text:style-name="T3">qX_yield</text:span></text:p>
        </draw:rect>
        <draw:rect draw:style-name="gr13" draw:text-style-name="P4" draw:layer="layout" svg:width="5.5cm" svg:height="2.5cm" svg:x="5cm" svg:y="14.5cm">
          <text:p text:style-name="P2"><text:span text:style-name="T3">insert_size</text:span></text:p>
        </draw:rect>
        <draw:rect draw:style-name="gr13" draw:text-style-name="P4" draw:layer="layout" svg:width="4cm" svg:height="2.5cm" svg:x="10.5cm" svg:y="14.5cm">
          <text:p text:style-name="P2"><text:span text:style-name="T3">adapter</text:span></text:p>
        </draw:rect>
        <draw:rect draw:style-name="gr13" draw:text-style-name="P4" draw:layer="layout" svg:width="7cm" svg:height="2.5cm" svg:x="14.5cm" svg:y="14.5cm">
          <text:p text:style-name="P2"><text:span text:style-name="T3">sequence_error</text:span></text:p>
        </draw:rect>
        <draw:rect draw:style-name="gr13" draw:text-style-name="P4" draw:layer="layout" svg:width="5.5cm" svg:height="2.5cm" svg:x="21.5cm" svg:y="14.5cm">
          <text:p text:style-name="P2"><text:span text:style-name="T3">gc_fraction</text:span></text:p>
        </draw:rect>
        <draw:custom-shape draw:style-name="gr7" draw:text-style-name="P2" draw:layer="layout" svg:width="1.5cm" svg:height="1cm" svg:x="13cm" svg:y="10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2" draw:layer="layout" svg:width="4cm" svg:height="1.5cm" svg:x="3cm" svg:y="8.5cm">
          <text:p/>
          <draw:enhanced-geometry svg:viewBox="0 0 841 854" draw:mirror-horizontal="false" draw:mirror-vertical="false" draw:type="non-primitive" draw:enhanced-path="M 517 247 L 517 415 264 415 264 0 0 0 0 680 517 680 517 854 841 547 517 247 Z N"/>
        </draw:custom-shape>
        <draw:custom-shape draw:style-name="gr6" draw:text-style-name="P2" draw:layer="layout" svg:width="4cm" svg:height="1.5cm" svg:x="21cm" svg:y="8.5cm">
          <text:p/>
          <draw:enhanced-geometry svg:viewBox="0 0 841 854" draw:mirror-horizontal="true" draw:mirror-vertical="false" draw:type="non-primitive" draw:enhanced-path="M 517 247 L 517 415 264 415 264 0 0 0 0 680 517 680 517 854 841 547 517 247 Z N"/>
        </draw:custom-shape>
        <draw:custom-shape draw:style-name="gr7" draw:text-style-name="P2" draw:layer="layout" svg:width="1.5cm" svg:height="1cm" svg:x="13cm" svg:y="1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3cm" svg:height="2cm" svg:x="12cm" svg:y="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8" draw:layer="layout" svg:width="14.848cm" svg:height="11.136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rect draw:style-name="gr10" draw:text-style-name="P2" draw:layer="layout" svg:width="23.5cm" svg:height="4cm" svg:x="2.5cm" svg:y="14cm">
          <text:p/>
        </draw:rect>
        <draw:rect draw:style-name="gr10" draw:text-style-name="P2" draw:layer="layout" svg:width="23.5cm" svg:height="4cm" svg:x="2.5cm" svg:y="8.5cm">
          <text:p/>
        </draw:rect>
        <draw:frame presentation:style-name="pr1" draw:layer="layout" svg:width="25.199cm" svg:height="3.256cm" svg:x="1.4cm" svg:y="0.962cm" presentation:class="title" presentation:user-transformed="true">
          <draw:text-box>
            <text:p><text:span text:style-name="T1">post_qseq</text:span></text:p>
          </draw:text-box>
        </draw:frame>
        <draw:custom-shape draw:style-name="gr7" draw:text-style-name="P2" draw:layer="layout" svg:width="3cm" svg:height="1.5cm" svg:x="12.5cm" svg:y="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12" draw:text-style-name="P4" draw:layer="layout" svg:width="15.5cm" svg:height="1.5cm" svg:x="6cm" svg:y="5.5cm">
          <text:p text:style-name="P2"><text:span text:style-name="T3">Create run analysis schema information</text:span></text:p>
        </draw:rect>
        <draw:rect draw:style-name="gr13" draw:text-style-name="P4" draw:layer="layout" svg:width="6cm" svg:height="3cm" svg:x="17.5cm" svg:y="9cm">
          <text:p text:style-name="P2"><text:span text:style-name="T3">contamination</text:span></text:p>
        </draw:rect>
        <draw:rect draw:style-name="gr11" draw:text-style-name="P4" draw:layer="layout" svg:width="9.5cm" svg:height="3cm" svg:x="4cm" svg:y="9cm">
          <text:p text:style-name="P2"><text:span text:style-name="T3">bam file generation</text:span></text:p>
        </draw:rect>
        <draw:custom-shape draw:style-name="gr7" draw:text-style-name="P2" draw:layer="layout" svg:width="3cm" svg:height="1.5cm" svg:x="12.5cm" svg:y="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3cm" svg:height="1.5cm" svg:x="12.5cm" svg:y="1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11" draw:text-style-name="P4" draw:layer="layout" svg:width="7cm" svg:height="3cm" svg:x="4.5cm" svg:y="14.5cm">
          <text:p text:style-name="P2"><text:span text:style-name="T3">md5 generation</text:span></text:p>
        </draw:rect>
        <draw:rect draw:style-name="gr11" draw:text-style-name="P4" draw:layer="layout" svg:width="8.5cm" svg:height="3cm" svg:x="16cm" svg:y="14.5cm">
          <text:p text:style-name="P2"><text:span text:style-name="T3">bam_markduplicates</text:span></text:p>
        </draw:rect>
        <draw:custom-shape draw:style-name="gr7" draw:text-style-name="P2" draw:layer="layout" svg:width="3cm" svg:height="1.5cm" svg:x="12.5cm" svg:y="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8" draw:layer="layout" svg:width="14.848cm" svg:height="11.136cm" svg:x="3.075cm" svg:y="2.257cm" draw:page-number="5" presentation:class="page"/>
          <draw:frame presentation:style-name="pr3" draw:layer="layout" svg:width="16.799cm" svg:height="13.11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rect draw:style-name="gr10" draw:text-style-name="P2" draw:layer="layout" svg:width="23.5cm" svg:height="4cm" svg:x="2.5cm" svg:y="7cm">
          <text:p/>
        </draw:rect>
        <draw:frame presentation:style-name="pr1" draw:layer="layout" svg:width="25.199cm" svg:height="3.256cm" svg:x="1.4cm" svg:y="0.962cm" presentation:class="title">
          <draw:text-box>
            <text:p><text:span text:style-name="T1">post_qseq</text:span></text:p>
          </draw:text-box>
        </draw:frame>
        <draw:custom-shape draw:style-name="gr7" draw:text-style-name="P2" draw:layer="layout" svg:width="3cm" svg:height="2cm" svg:x="12.5cm" svg:y="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13" draw:text-style-name="P4" draw:layer="layout" svg:width="6cm" svg:height="3cm" svg:x="17.5cm" svg:y="7.5cm">
          <text:p text:style-name="P2"><text:span text:style-name="T3">gc_bias</text:span></text:p>
        </draw:rect>
        <draw:rect draw:style-name="gr11" draw:text-style-name="P4" draw:layer="layout" svg:width="9.5cm" svg:height="3cm" svg:x="4cm" svg:y="7.5cm">
          <text:p text:style-name="P2"><text:span text:style-name="T3">bam indexing</text:span></text:p>
        </draw:rect>
        <draw:custom-shape draw:style-name="gr7" draw:text-style-name="P2" draw:layer="layout" svg:width="3cm" svg:height="2.5cm" svg:x="12.5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3cm" svg:height="1.5cm" svg:x="12.5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12" draw:text-style-name="P4" draw:layer="layout" svg:width="15.5cm" svg:height="1.5cm" svg:x="6.5cm" svg:y="13.5cm">
          <text:p text:style-name="P2"><text:span text:style-name="T3">Check cluster counts</text:span></text:p>
        </draw:rect>
        <draw:rect draw:style-name="gr14" draw:text-style-name="P4" draw:layer="layout" svg:width="9cm" svg:height="1.5cm" svg:x="9.5cm" svg:y="16.5cm">
          <text:p text:style-name="P2"><text:span text:style-name="T3">Manual QC Stage</text:span></text:p>
        </draw:rect>
        <presentation:notes draw:style-name="dp2">
          <draw:page-thumbnail draw:style-name="gr8" draw:layer="layout" svg:width="14.848cm" svg:height="11.136cm" svg:x="3.075cm" svg:y="2.257cm" draw:page-number="6" presentation:class="page"/>
          <draw:frame presentation:style-name="pr3" draw:text-style-name="P5" draw:layer="layout" svg:width="16.799cm" svg:height="13.11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1">post_qc_review</text:span></text:p>
          </draw:text-box>
        </draw:frame>
        <draw:rect draw:style-name="gr10" draw:text-style-name="P2" draw:layer="layout" svg:width="24cm" svg:height="4cm" svg:x="2cm" svg:y="4cm">
          <text:p/>
        </draw:rect>
        <draw:rect draw:style-name="gr11" draw:text-style-name="P4" draw:layer="layout" svg:width="9.5cm" svg:height="3cm" svg:x="3.5cm" svg:y="4.5cm">
          <text:p text:style-name="P2"><text:span text:style-name="T3">archive_to_sra</text:span></text:p>
        </draw:rect>
        <draw:rect draw:style-name="gr11" draw:text-style-name="P4" draw:layer="layout" svg:width="9.5cm" svg:height="3cm" svg:x="15cm" svg:y="4.5cm">
          <text:p text:style-name="P2"><text:span text:style-name="T3">archive_to_irods</text:span></text:p>
        </draw:rect>
        <draw:rect draw:style-name="gr10" draw:text-style-name="P2" draw:layer="layout" svg:width="24cm" svg:height="4cm" svg:x="2cm" svg:y="9.5cm">
          <text:p/>
        </draw:rect>
        <draw:rect draw:style-name="gr11" draw:text-style-name="P4" draw:layer="layout" svg:width="11cm" svg:height="1.5cm" svg:x="2.5cm" svg:y="10cm">
          <text:p text:style-name="P2"><text:span text:style-name="T3">Upload fastqcheck</text:span></text:p>
        </draw:rect>
        <draw:rect draw:style-name="gr11" draw:text-style-name="P4" draw:layer="layout" svg:width="11cm" svg:height="1.5cm" svg:x="8.5cm" svg:y="11.5cm">
          <text:p text:style-name="P2"><text:span text:style-name="T3">Upload auto_qc</text:span></text:p>
        </draw:rect>
        <draw:rect draw:style-name="gr11" draw:text-style-name="P4" draw:layer="layout" svg:width="11cm" svg:height="1.5cm" svg:x="14.5cm" svg:y="10cm">
          <text:p text:style-name="P2"><text:span text:style-name="T3">Upload illumina analysis</text:span></text:p>
        </draw:rect>
        <draw:custom-shape draw:style-name="gr7" draw:text-style-name="P2" draw:layer="layout" svg:width="3cm" svg:height="1.5cm" svg:x="12.5cm" svg:y="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3cm" svg:height="1.5cm" svg:x="12.5cm" svg:y="1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12" draw:text-style-name="P4" draw:layer="layout" svg:width="8.5cm" svg:height="1.5cm" svg:x="10cm" svg:y="15cm">
          <text:p text:style-name="P2"><text:span text:style-name="T3">Tidy up staging area</text:span></text:p>
        </draw:rect>
        <presentation:notes draw:style-name="dp2">
          <draw:page-thumbnail draw:style-name="gr8" draw:layer="layout" svg:width="14.848cm" svg:height="11.136cm" svg:x="3.075cm" svg:y="2.257cm" draw:page-number="7" presentation:class="page"/>
          <draw:frame presentation:style-name="pr3"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Additional Notes</text:p>
          </draw:text-box>
        </draw:frame>
        <draw:frame presentation:style-name="pr5" draw:layer="layout" svg:width="25.199cm" svg:height="13.621cm" svg:x="1.4cm" svg:y="4.914cm" presentation:class="outline">
          <draw:text-box>
            <text:list text:style-name="L2">
              <text:list-item>
                <text:p>Spider runs at the start and finish at the end of all the pipelines.</text:p>
              </text:list-item>
              <text:list-item>
                <text:p>Spider caches web pages which are used throughout the pipeline and sets an environment variable, so that all launched jobs can access them.</text:p>
              </text:list-item>
              <text:list-item>
                <text:p>Finish is very important, as it ties off the log files, and writes a json string of the processes launched, which is needed for the schema generation.</text:p>
              </text:list-item>
            </text:list>
          </draw:text-box>
        </draw:frame>
        <presentation:notes draw:style-name="dp2">
          <draw:page-thumbnail draw:style-name="gr8" draw:layer="layout" svg:width="14.848cm" svg:height="11.136cm" svg:x="3.075cm" svg:y="2.257cm" draw:page-number="8" presentation:class="page"/>
          <draw:frame presentation:style-name="pr3"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Additional Notes</text:p>
          </draw:text-box>
        </draw:frame>
        <draw:frame presentation:style-name="pr5" draw:layer="layout" svg:width="25.199cm" svg:height="13.609cm" svg:x="1.4cm" svg:y="4.914cm" presentation:class="outline">
          <draw:text-box>
            <text:list text:style-name="L2">
              <text:list-item>
                <text:p>Status changes have been left out, along with some file checking and creation of tag specific lane files which occur at the start of the primary analysis pipelines. These happen, but are not responsible directly for the files and qc that you see.</text:p>
              </text:list-item>
              <text:list-item>
                <text:p>The production version of the primary pipeline launches a version of the secondary pipeline which creates a Latest_Summary link to it's archival files and QC.</text:p>
              </text:list-item>
            </text:list>
          </draw:text-box>
        </draw:frame>
        <presentation:notes draw:style-name="dp2">
          <draw:page-thumbnail draw:style-name="gr8" draw:layer="layout" svg:width="14.848cm" svg:height="11.136cm" svg:x="3.075cm" svg:y="2.257cm" draw:page-number="9"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ndy Brown</meta:initial-creator>
    <meta:creation-date>2010-11-08T12:14:39</meta:creation-date>
    <meta:editing-duration>PT01H07M52S</meta:editing-duration>
    <meta:editing-cycles>7</meta:editing-cycles>
    <dc:date>2010-11-18T15:51:53</dc:date>
    <dc:creator>Andy Brown</dc:creator>
    <meta:generator>OpenOffice.org/3.2$Unix OpenOffice.org_project/320m12$Build-9483</meta:generator>
    <meta:document-statistic meta:object-count="116"/>
  </office:meta>
</office:document-meta>
</file>